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sans" svg:font-family="Lucidasans, 'Times New Roman'"/>
    <style:font-face style:name="Mangal1" svg:font-family="Mangal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Text_20_body" style:list-style-name="WW8Num1"/>
    <style:style style:name="P3" style:family="paragraph" style:parent-style-name="Text_20_body">
      <style:paragraph-properties fo:margin-left="1.27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1.251cm" style:auto-text-indent="false"/>
    </style:style>
    <style:style style:name="P5" style:family="paragraph" style:parent-style-name="Text_20_body">
      <style:paragraph-properties fo:margin-left="1.251cm" fo:margin-right="0cm" fo:text-indent="0cm" style:auto-text-indent="false"/>
    </style:style>
    <style:style style:name="T1" style:family="text">
      <style:text-properties style:font-style-complex="italic"/>
    </style:style>
    <style:style style:name="T2" style:family="text">
      <style:text-properties style:text-position="super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eeting Agenda</text:h>
      <text:p text:style-name="Text_20_body">Location: HC group rooms</text:p>
      <text:p text:style-name="Text_20_body">Date: 21/3 2011</text:p>
      <text:p text:style-name="Text_20_body">Time: 15.15</text:p>
      <text:p text:style-name="Text_20_body">Facilitator: <text:span text:style-name="T1">Jennifer Panditha</text:span></text:p>
      <text:p text:style-name="Text_20_body">Participants: Jennifer Panditha, Anton Lin, Boel Nelson and Robert Kaufmann</text:p>
      <text:list xml:id="list35419742" text:style-name="WW8Num1">
        <text:list-item>
          <text:p text:style-name="P2">Objectives</text:p>
        </text:list-item>
      </text:list>
      <text:p text:style-name="P3">Brainstorming for ideas that we possibly can develop in a limited period of time.</text:p>
      <text:p text:style-name="P3"/>
      <text:list xml:id="list35441185" text:continue-numbering="true" text:style-name="WW8Num1">
        <text:list-item>
          <text:p text:style-name="P2">Reports<text:line-break/>None so far.</text:p>
        </text:list-item>
      </text:list>
      <text:p text:style-name="P3"/>
      <text:list xml:id="list35434788" text:continue-numbering="true" text:style-name="WW8Num1">
        <text:list-item>
          <text:p text:style-name="P2">Discussion items</text:p>
        </text:list-item>
      </text:list>
      <text:p text:style-name="P4">Figure out a project to work with.</text:p>
      <text:p text:style-name="P4"/>
      <text:list xml:id="list35436385" text:continue-numbering="true" text:style-name="WW8Num1">
        <text:list-item>
          <text:p text:style-name="P2">Outcomes and assignments</text:p>
        </text:list-item>
      </text:list>
      <text:p text:style-name="P3">We have decided to develop a program that simulates logic gates and our project is to be called Boolean Circuits. </text:p>
      <text:p text:style-name="P3">Next time, we should start discussing the RAD and start writing the RAD. Assign different member roles. </text:p>
      <text:p text:style-name="P3"/>
      <text:list xml:id="list35435017" text:continue-numbering="true" text:style-name="WW8Num1">
        <text:list-item>
          <text:p text:style-name="P2">Wrap up</text:p>
        </text:list-item>
      </text:list>
      <text:p text:style-name="P5">Next meeting is Friday the 23<text:span text:style-name="T2">rd</text:span> of Mar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" svg:font-family="Lucidasans, 'Times New Roman'"/>
    <style:font-face style:name="Mangal1" svg:font-family="Mangal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Nimbus Roman No9 L" fo:font-size="12pt" fo:language="en" fo:country="US" style:letter-kerning="true" style:font-name-asian="Nimbus Sans L" style:font-size-asian="12pt" style:font-name-complex="Nimbus Roman No9 L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_20__28_user_29_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" style:font-size-asian="14pt" style:font-name-complex="Lucidasans" style:font-size-complex="14pt"/>
    </style:style>
    <style:style style:name="Text_20_body" style:display-name="Text body" style:family="paragraph" style:parent-style-name="Standard_20__28_user_29_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Lucidasans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Nimbus Roman No9 L" fo:font-size="12pt" fo:language="en" fo:country="US" style:letter-kerning="true" style:font-name-asian="Nimbus Sans L" style:font-size-asian="12pt" style:font-name-complex="Nimbus Roman No9 L" style:font-size-complex="12pt" style:language-complex="ar" style:country-complex="SA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weight="bold" style:font-weight-asian="bold" style:font-weight-complex="bold"/>
    </style:style>
    <style:style style:name="Beskrivning" style:family="paragraph" style:parent-style-name="Standard_20__28_user_29_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" style:font-size-complex="12pt" style:font-style-complex="italic"/>
    </style:style>
    <style:style style:name="Standardstycketeckensnit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el</meta:initial-creator>
    <meta:creation-date>2011-05-17T15:22:00</meta:creation-date>
    <dc:creator>Robert Kaufmann</dc:creator>
    <dc:date>2011-05-22T15:30:52.77</dc:date>
    <meta:editing-cycles>3</meta:editing-cycles>
    <meta:editing-duration>PT10M</meta:editing-duration>
    <meta:document-statistic meta:table-count="0" meta:image-count="0" meta:object-count="0" meta:page-count="1" meta:paragraph-count="16" meta:word-count="107" meta:character-count="630"/>
    <meta:generator>OpenOffice.org/3.3$Win32 OpenOffice.org_project/330m20$Build-9567</meta:generator>
    <meta:user-defined meta:name="Info 1"/>
    <meta:user-defined meta:name="Info 2"/>
    <meta:user-defined meta:name="Info 3"/>
    <meta:user-defined meta:name="Info 4"/>
  </office:meta>
</office:document-meta>
</file>